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number-columns-repeated="6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string" table:style-name="ce1">
            <text:p>input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insertion</text:p>
          </table:table-cell>
          <table:table-cell office:value-type="string" table:style-name="ce1">
            <text:p>selection</text:p>
          </table:table-cell>
          <table:table-cell table:number-columns-repeated="2" table:style-name="ce1"/>
          <table:table-cell table:style-name="ce2">
            <draw:frame draw:z-index="1" draw:id="id0" draw:style-name="a0" draw:name="Chart 2" svg:x="0.55833in" svg:y="0.15in" svg:width="6.44167in" svg:height="4.4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1000" table:style-name="ce2">
            <text:p>1000</text:p>
          </table:table-cell>
          <table:table-cell office:value-type="float" office:value="7.8E-2" table:style-name="ce2">
            <text:p>0.078</text:p>
          </table:table-cell>
          <table:table-cell office:value-type="float" office:value="1E-3" table:style-name="ce2">
            <text:p>0.001</text:p>
          </table:table-cell>
          <table:table-cell office:value-type="float" office:value="2E-3" table:style-name="ce2">
            <text:p>0.002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3000" table:style-name="ce2">
            <text:p>3000</text:p>
          </table:table-cell>
          <table:table-cell office:value-type="float" office:value="0.156" table:style-name="ce2">
            <text:p>0.156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1.7000000000000001E-2" table:style-name="ce2">
            <text:p>0.017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10000" table:style-name="ce2">
            <text:p>10000</text:p>
          </table:table-cell>
          <table:table-cell office:value-type="float" office:value="0.60899999999999999" table:style-name="ce2">
            <text:p>0.609</text:p>
          </table:table-cell>
          <table:table-cell office:value-type="float" office:value="6.2E-2" table:style-name="ce2">
            <text:p>0.062</text:p>
          </table:table-cell>
          <table:table-cell office:value-type="float" office:value="0.247" table:style-name="ce2">
            <text:p>0.247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25000" table:style-name="ce2">
            <text:p>25000</text:p>
          </table:table-cell>
          <table:table-cell office:value-type="float" office:value="2.48" table:style-name="ce2">
            <text:p>2.48</text:p>
          </table:table-cell>
          <table:table-cell office:value-type="float" office:value="0.38400000000000001" table:style-name="ce2">
            <text:p>0.384</text:p>
          </table:table-cell>
          <table:table-cell office:value-type="float" office:value="1.589" table:style-name="ce2">
            <text:p>1.589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35000" table:style-name="ce2">
            <text:p>35000</text:p>
          </table:table-cell>
          <table:table-cell office:value-type="float" office:value="4.3520000000000003" table:style-name="ce2">
            <text:p>4.352</text:p>
          </table:table-cell>
          <table:table-cell office:value-type="float" office:value="0.752" table:style-name="ce2">
            <text:p>0.752</text:p>
          </table:table-cell>
          <table:table-cell office:value-type="float" office:value="3.1040000000000001" table:style-name="ce2">
            <text:p>3.104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45000" table:style-name="ce2">
            <text:p>45000</text:p>
          </table:table-cell>
          <table:table-cell office:value-type="float" office:value="6.7549999999999999" table:style-name="ce2">
            <text:p>6.755</text:p>
          </table:table-cell>
          <table:table-cell office:value-type="float" office:value="1.252" table:style-name="ce2">
            <text:p>1.252</text:p>
          </table:table-cell>
          <table:table-cell office:value-type="float" office:value="5.0490000000000004" table:style-name="ce2">
            <text:p>5.049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50000" table:style-name="ce2">
            <text:p>50000</text:p>
          </table:table-cell>
          <table:table-cell office:value-type="float" office:value="8.0809999999999995" table:style-name="ce2">
            <text:p>8.081</text:p>
          </table:table-cell>
          <table:table-cell office:value-type="float" office:value="1.54" table:style-name="ce2">
            <text:p>1.54</text:p>
          </table:table-cell>
          <table:table-cell office:value-type="float" office:value="6.1349999999999998" table:style-name="ce2">
            <text:p>6.135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70000" table:style-name="ce2">
            <text:p>70000</text:p>
          </table:table-cell>
          <table:table-cell office:value-type="float" office:value="14.882" table:style-name="ce2">
            <text:p>14.882</text:p>
          </table:table-cell>
          <table:table-cell office:value-type="float" office:value="3.0369999999999999" table:style-name="ce2">
            <text:p>3.037</text:p>
          </table:table-cell>
          <table:table-cell office:value-type="float" office:value="11.231" table:style-name="ce2">
            <text:p>11.231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5"/>
        </table:table-row>
        <table:table-row table:style-name="ro2">
          <table:table-cell office:value-type="float" office:value="90000" table:style-name="ce2">
            <text:p>90000</text:p>
          </table:table-cell>
          <table:table-cell office:value-type="float" office:value="23.899000000000001" table:style-name="ce2">
            <text:p>23.899</text:p>
          </table:table-cell>
          <table:table-cell office:value-type="float" office:value="4.9820000000000002" table:style-name="ce2">
            <text:p>4.982</text:p>
          </table:table-cell>
          <table:table-cell office:value-type="float" office:value="17.465" table:style-name="ce2">
            <text:p>17.465</text:p>
          </table:table-cell>
          <table:table-cell table:number-columns-repeated="16380" table:style-name="ce1"/>
        </table:table-row>
        <table:table-row table:style-name="ro2">
          <table:table-cell office:value-type="float" office:value="100000" table:style-name="ce2">
            <text:p>100000</text:p>
          </table:table-cell>
          <table:table-cell office:value-type="float" office:value="28.687999999999999" table:style-name="ce2">
            <text:p>28.688</text:p>
          </table:table-cell>
          <table:table-cell office:value-type="float" office:value="6.1550000000000002" table:style-name="ce2">
            <text:p>6.155</text:p>
          </table:table-cell>
          <table:table-cell office:value-type="float" office:value="20.824999999999999" table:style-name="ce2">
            <text:p>20.825</text:p>
          </table:table-cell>
          <table:table-cell table:number-columns-repeated="16380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currency-style style:name="N37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sus</meta:initial-creator>
    <dc:creator>Windows User</dc:creator>
    <meta:creation-date>2019-01-28T10:11:57Z</meta:creation-date>
    <dc:date>2019-02-24T13:53:47Z</dc:date>
    <meta:editing-cycles>2</meta:editing-cycles>
    <meta:editing-duration>PT77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7" number:language="en" number:country="IN">
      <number:number number:min-integer-digits="1"/>
    </number:number-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interpolation="cubic-spline" chart:solid-type="cuboid"/>
      <style:graphic-properties draw:fill="none" draw:stroke="solid" svg:stroke-width="0.03125in" svg:stroke-color="#be4b48" svg:stroke-opacity="100%" draw:stroke-linejoin="round"/>
    </style:style>
    <style:style style:family="chart" style:name="G0S2">
      <style:chart-properties chart:symbol-type="automatic" chart:connect-bars="false" chart:interpolation="cubic-spline" chart:solid-type="cuboid"/>
      <style:graphic-properties draw:fill="none" draw:stroke="solid" svg:stroke-width="0.03125in" svg:stroke-color="#98b95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20.4pt" svg:width="463.8pt" chart:style-name="Crt0">
        <chart:legend chart:legend-position="end" chart:legend-align="center" chart:style-name="Lgnd"/>
        <chart:plot-area svg:x="36.79503937007874pt" svg:y="11.64866141732283pt" svg:width="357.4348031496063pt" svg:height="303.0359055118111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2" chart:values-cell-range-address="Sheet1.$B$3:.$B$12" chart:class="chart:scatter" chart:attached-axis="primary-y" chart:style-name="G0S0">
            <chart:domain table:cell-range-address="Sheet1.$A$3:.$A$12"/>
            <chart:data-point chart:repeated="10"/>
          </chart:series>
          <chart:series chart:label-cell-address="Sheet1.$C$2" chart:values-cell-range-address="Sheet1.$C$3:.$C$12" chart:class="chart:scatter" chart:attached-axis="primary-y" chart:style-name="G0S1">
            <chart:domain table:cell-range-address="Sheet1.$A$3:.$A$12"/>
            <chart:data-point chart:repeated="10"/>
          </chart:series>
          <chart:series chart:label-cell-address="Sheet1.$D$2" chart:values-cell-range-address="Sheet1.$D$3:.$D$12" chart:class="chart:scatter" chart:attached-axis="primary-y" chart:style-name="G0S2">
            <chart:domain table:cell-range-address="Sheet1.$A$3:.$A$12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